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cm" fo:text-indent="0cm" style:auto-text-indent="fals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INTRODUCTION :</text:p>
      <text:p text:style-name="P1">J'ai contacté un ami qui a travaillé chez Thalès, sur un simulateur de vol pour la défense. Mais il ne travaillait pas directement sur le rendu graphique. Il utilisait un moteur de rendu privé allemand, auxquelles je n'ai pu avoir accès. Il m'a grossièrement expliqué son fonctionnement et une fourni une démo. Ils utilisent OpenGL, et le moteur gère beaucoup de fonctions avancés (importation de modèles animés, de terrains), et permet de faire du temps réel sur une machine type ordinateur de bureau.</text:p>
      <text:p text:style-name="P1"/>
      <text:p text:style-name="P1">Je vais vous parler de synthèse d'image numérique.</text:p>
      <text:p text:style-name="P1"/>
      <text:p text:style-name="P1">Le rendu graphique est le procedé qui converti une scène à 3 dimensions en image numérique à 2 dimensions.</text:p>
      <text:p text:style-name="P1"/>
      <text:p text:style-name="P2">0.1) Objet numérique.</text:p>
      <text:p text:style-name="P1">Une scène est representé par un ensemble d'objet numérique.</text:p>
      <text:p text:style-name="P1">Un objet numérique contient une liste de vecteurs. Chaque vecteur contient les informations d'un point de l'objet: une position (x, y, z), une couleur (r, g, b, a), un indice optique... ou tout autres paramètres utiles au rendu. Ils sont groupés par 3 de sortes à former un maillage triangulaire representant ainsi la surface de l'objet.</text:p>
      <text:p text:style-name="P1"/>
      <text:p text:style-name="P1">Il y a différentes méthode de rendu graphique, pour transformer de telles objets en image.</text:p>
      <text:p text:style-name="P1"/>
      <text:p text:style-name="P1">Je ne vais citer que les deux plus utilisés : le lancer de rayons, et la rastérisation.</text:p>
      <text:p text:style-name="P1"/>
      <text:p text:style-name="P3">I) Lancer de rayons :</text:p>
      <text:p text:style-name="P1">Le lancer de rayon est comparable au fonctionnement d'un appareil photo qui photographierais une scène virtuelle. Pour chaque pixel (assimiable à un capteur CCD), un rayon est envoyé, et on calcule les intersections entre le rayon et les objets de la scène. Si une intersection est trouvé, le rayon est refracté et reflechi. On repète l'opération avec un seuil de reflections maximals.</text:p>
      <text:p text:style-name="P1">Cette méthode permet d'obtenir une image réaliste quant aux lois de la lumière, mais elle est très lente.</text:p>
      <text:p text:style-name="P1"/>
      <text:p text:style-name="P1">Par exemple, une seule image de Toys Story 3 prendrait 16 heures à être synthétiser sur un seul ordinateur, sans parralélisation.</text:p>
      <text:p text:style-name="P1"/>
      <text:p text:style-name="P3">II) Rasterisation</text:p>
      <text:p text:style-name="P1">La rastérisation est une autre approche, et est très largement utilisé pour faire des rendus graphiques en temps réel. Par « temps réel », j'entends que les images soient calculés et affichés suffisement rapidement pour tromper la perception de l'oeil humain et créer une impression de continuité.</text:p>
      <text:p text:style-name="P1"/>
      <text:p text:style-name="P2">I.1) Modèle vers scène</text:p>
      <text:p text:style-name="P1">La première étape consiste à faire un changement de base sur tous les vecteurs : ils passent de leur referentiel propre au referentiel de la scène. Cette étape est parrallélisable, chaque vecteur subit une transformations via une application matriciel qu i combine rotations, translations et mises à l'échelle</text:p>
      <text:p text:style-name="P1"/>
      <text:p text:style-name="P2">I.2) Scène vers Caméra</text:p>
      <text:p text:style-name="P1">La 2ème étape consiste ensuite à faire un autre changement de base : les vecteurs passent du repère de la scène à celui de la caméra. Il faut imaginer que la caméra est fixe, et que c'est la scène entière qui se deplace autour d'elle.</text:p>
      <text:p text:style-name="P1"/>
      <text:p text:style-name="P2">I.3) Caméra vers image</text:p>
      <text:p text:style-name="P1">La derniere étape : les triangles sont projetés sur l'écran de la caméra, et les triangles dessinés sur <text:soft-page-break/>l'image final</text:p>
      <text:p text:style-name="P1"/>
      <text:p text:style-name="P5">I.4) Complexité temporelle :</text:p>
      <text:p text:style-name="P4">Ce procédé, du moins pour les 2 premières étapes, s'offre bien à la parallélisation.</text:p>
      <text:p text:style-name="P4">Donc, qu'est ce que la parallélisation ?</text:p>
      <text:p text:style-name="P4">Un ordinateur centrale separe les calculs </text:p>
      <text:p text:style-name="P4">Sur les ordinateurs standarts on retrouve le même modèle : le processeur centrale (CPU) fait office de client, et la carte graphique de serveur.</text:p>
      <text:p text:style-name="P3"/>
      <text:p text:style-name="P3">III) Eclairage</text:p>
      <text:p text:style-name="P1">Pour le lancer de rayons, le problème du calcul de la lumière était intrinsequement traité. Mais pour la rastérisation, c'est plus compliqué. A la sortir de l'algorithme, on connait la position des triangles sur l'image finale, mais on a à priori aucunes informations sur leur éclairage.</text:p>
      <text:p text:style-name="P2"/>
      <text:p text:style-name="P2">III,1) Ombrage de Phong :</text:p>
      <text:p text:style-name="P1">L'ombrage de Phong permet d'avoir un éclairage simple et rapide. Cette formule donne l'intensité lumineuse perçu par l'observateur en un point de l'objet.</text:p>
      <text:p text:style-name="P3"/>
      <text:p text:style-name="P3">IV) Heightmaps (champs de hauteur)</text:p>
      <text:p text:style-name="P2">III.1) Définition</text:p>
      <text:p text:style-name="P1">Les heightmaps (ou « champ de hauteur ») sont des champs scalaires à 2 coordonnées : à une position « (x, z) » , elle associe une hauteur « y ».</text:p>
      <text:p text:style-name="P1"/>
      <text:p text:style-name="P1">On peut les representer sous forme d'image en niveau de gris : le pixel (x, y) associe une hauteur proportionnel au niveau de gris.</text:p>
      <text:p text:style-name="P1"/>
      <text:p text:style-name="P1">Elles peuvent aussi être générer algorithmétiquement, nottament via des fonctions de bruits.</text:p>
      <text:p text:style-name="P1"/>
      <text:p text:style-name="P2">III. 2) Calculs des normals</text:p>
      <text:p text:style-name="P1">On peut leur appliquer le modèle de Phong, il suffit de calculer les normals en tout point. En interpretant le problème sous forme de calcul différentiel, on étudie les plans tangeants, et on obtient ainsi l'expression de la normal.</text:p>
      <text:p text:style-name="P1"/>
      <text:p text:style-name="P4">(A noter, le déplacement élémentaire «dx » de la formule peut être remplacé par un pas « petit » si le champ de hauteur est continue, ou par l'unité dans le cas d'un champ discret.)</text:p>
      <text:p text:style-name="P2"/>
      <text:p text:style-name="P2">III.3) Usage mémoire pour 1 heightmap : format de stockage</text:p>
      <text:p text:style-name="P1">On pose n le nombre de point sur un coté du terrain.</text:p>
      <text:p text:style-name="P1">On obtient alors les fonctions suivantes de 'n'</text:p>
      <text:p text:style-name="P1"/>
      <text:p text:style-name="P1">Approches naïve sous forme d'objet numérique.</text:p>
      <text:p text:style-name="P1">Les vecteurs sont lourds, on évite les redondances en les indiçant.</text:p>
      <text:p text:style-name="P2"/>
      <text:p text:style-name="P2">b) Decomposition en multiple heightmap :</text:p>
      <text:p text:style-name="P1">Idée : (x, z, ) déjà connu (terrain normalisé), et ny = -1,0f</text:p>
      <text:p text:style-name="P1"><text:tab/>• 7 =&gt; 4 flottants, 28 =&gt; 16 octets par vecteur</text:p>
      <text:p text:style-name="P1"><text:tab/>• un seul tableau d'indice plus petit (16x16)</text:p>
      <text:p text:style-name="P1">Matrice de translation (indice (X, Y) du terrain sur la carte) + matrice de mis à l'échelle</text:p>
      <text:p text:style-name="P2"/>
      <text:p text:style-name="P2">c) Bilan :</text:p>
      <text:p text:style-name="P1">Courbe des différentes complexités spatiales + tableau (octet / triangles)</text:p>
      <text:p text:style-name="P1">La dernière méthode s'approche d'une méthode optimal : la complexité est en O(n²) avec un facteur <text:soft-page-break/>d'amortissement de 16 (taille des vecteurs)</text:p>
      <text:p text:style-name="P2"/>
      <text:p text:style-name="P1">La réduction spatiale précèdente est en faite lié à une importante optimisation temporelle.</text:p>
      <text:p text:style-name="P1">Théoriquement, la bande passante processeur/carte graphique est de 4GO/s. On a réussi à réduire la mémoire utilisé par 10 entre la 1ere et 3eme méthode : le fait de stocker les données sous le 3ème format permet donc d'envoyer les données sur carte graphique 10 fois plus rapidement</text:p>
      <text:p text:style-name="P1"><text:span text:style-name="T1"/></text:p>
      <text:p text:style-name="P1"><text:span text:style-name="T1"/></text:p>
      <text:p text:style-name="P1"><text:span text:style-name="T1">III.5) Optimisation temporelle pour le rendu graphique.</text:span></text:p>
      <text:p text:style-name="P1"><text:tab/>De plus, la séparation en multiple sous-terrain permet de faire du «culling », c'est à dire n'injecter dans la rastérisation que les terrains qui sont dans le champ de vision. Ce calcul est léger : on effectue un produit scalaire entre la direction du regard, et la direction du terrain, sur des vecteurs normées, on obtient alors le cosinus de l'angle, et à l'aide d'une interpolation de Lagrange d'ordre 3 sur la fonction arc cosinus, on obtient finalement l'angle du terrain relatif à la caméra. L'erreur maximal de cet interpolation est de 0,18 radians, il suffit de rajouter cet écart lors du test pour s'assurer d'avoir bien tous les terrains « visibles ».</text:p>
      <text:p text:style-name="P1"/>
      <text:p text:style-name="P1"><text:tab/>On réduit ainsi la quantité de mémoire à transmettre sur carte graphique, et le nombre de triangles dessiner.</text:p>
      <text:p text:style-name="P1"/>
      <text:p text:style-name="P1"><text:tab/>Les sous-terrains sont stockés non pas dans une liste, mais dans une table de hashage. Si N est le nombre de sous-terrain, l'accès a une élément est en O(1) contre un O(N) pour les listes.</text:p>
      <text:p text:style-name="P1">Une table de hashage dans sa version la plus simple, est un tableau alloué en mémoire de taille fixe. On associe (ou on hash) un objet nommé « la clef », à un indice mémoire du tableau. La valeur situé à l'adresse mémoire correspondante détient la valeur souhaité (ici un sous-terrain). Ici lac lef est l'indice du terrain, et la valeur le terrain. Cette fonction de hashage permet d'éviter les collisions, en s'assurant d'avoir toujours au plus L² terrain en mémoire.</text:p>
      <text:p text:style-name="P1"/>
      <text:p text:style-name="P1">On a donc aucune pertes du point de vue « accessibilité » et « insertion » des données. </text:p>
      <text:p text:style-name="P1"/>
      <text:p text:style-name="P1"/>
      <text:p text:style-name="P3">VI) Conclusion</text:p>
      <text:p text:style-name="P1">On a donc vu comment les objets numériques à 3 dimensions sont stockés virtuellement, ainsi que 2 techniques de rendus graphiques : le lancer de rayons, et la rastérisation.</text:p>
      <text:p text:style-name="P1">On a ensuite étudié les « champs de hauteur », sous forme de terrain discret uniforme, qui sont des objets numériques simples, mais présentes déjà de nombreuses considérations techniques, que ce soit pour le calcul des normals ou leur representation en mémoire.</text:p>
      <text:p text:style-name="P1"/>
      <text:p text:style-name="P1">La synthétisation d'image en temps réel à de nombreux intêrets. Dans des simulations par exemple, mais avec l'émergence du machine learning, on pourrait y trouver un autre intêret : ces algorithmes requiets de nombreuses données pour pouvoir entrainer efficacement l'intelligence artificielle. Dans le cas des voitures autonomes par exemple, on peut imaginer créer un simulateur de routes dans lequel on injecterait l'intelligence artificielle de conduite à entrainer.</text:p>
      <text:p text:style-name="Text_20_body">Les algorithmes de rendu graphique en temps réel consistent à générer des images numériques, qui sont calculées et affichées suffisement rapidement pour faire l'illusion de continuité sur l'œil humain</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Un léger inflechissement a eu lieu quant à l'étude spatiale et temporelle de la rastérisation.</text:p>
      <text:p text:style-name="P6">En effet, ces problématiques me paraissent trop large et non approprié pour être traité entièrement dans le cadre de mon TIPE.</text:p>
      <text:p text:style-name="P6">Ainsi, j'ai décidé de ma limiter à une présentation rapide du procédé dans mon étude.</text:p>
      <text:p text:style-name="P6">Le reste du travail a bien été mené à son terme : j'ai étudié en profondeur les champs de hauteurs.</text:p>
      <text:p text:style-name="P6">Les algorithmes de rendu graphique en temps réel consistent à générer des images numériques, qui sont calculées et affichées suffisement rapidement pour faire l'illusion de continuité sur l'œil humain</text:p>
      <text:p text:style-name="P6">Mon travail s'est orienté sur l'étude de grille uniforme bi-dimensionnel sur-elevés, basée sur des champs de hauteurs. On peut ainsi synthétiser l'image d'un terrain rapidement grâce à une rastérisation.</text:p>
      <text:p text:style-name="P6">Ce TIPE décrira le processus de rendu, la façon dont on crée des champs des hauteurs, et les structures de données optimales pour les stocker en mémoir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PEREIRA</meta:initial-creator>
    <meta:creation-date>2017-05-25T19:08:38.49</meta:creation-date>
    <dc:date>2017-06-11T15:59:09.44</dc:date>
    <dc:creator>Romain PEREIRA</dc:creator>
    <meta:editing-duration>PT14H20M48S</meta:editing-duration>
    <meta:editing-cycles>318</meta:editing-cycles>
    <meta:generator>OpenOffice/4.1.3$Win32 OpenOffice.org_project/413m1$Build-9783</meta:generator>
    <meta:document-statistic meta:table-count="0" meta:image-count="0" meta:object-count="0" meta:page-count="4" meta:paragraph-count="71" meta:word-count="1575" meta:character-count="9427"/>
  </office:meta>
</office:document-meta>
</file>